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120.91mm"/>
    </style:style>
    <style:style style:name="co5" style:family="table-column">
      <style:table-column-properties fo:break-before="auto" style:column-width="170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9.38mm" fo:break-before="auto" style:use-optimal-row-height="true"/>
    </style:style>
    <style:style style:name="ro3" style:family="table-row">
      <style:table-row-properties style:row-height="26.46mm" fo:break-before="auto" style:use-optimal-row-height="true"/>
    </style:style>
    <style:style style:name="ro4" style:family="table-row">
      <style:table-row-properties style:row-height="95.25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74.08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ro8" style:family="table-row">
      <style:table-row-properties style:row-height="21.17mm" fo:break-before="auto" style:use-optimal-row-height="true"/>
    </style:style>
    <style:style style:name="ro9" style:family="table-row">
      <style:table-row-properties style:row-height="37.04mm" fo:break-before="auto" style:use-optimal-row-height="true"/>
    </style:style>
    <style:style style:name="ro10" style:family="table-row">
      <style:table-row-properties style:row-height="31.75mm" fo:break-before="auto" style:use-optimal-row-height="true"/>
    </style:style>
    <style:style style:name="ro11" style:family="table-row">
      <style:table-row-properties style:row-height="42.33mm" fo:break-before="auto" style:use-optimal-row-height="true"/>
    </style:style>
    <style:style style:name="ro12" style:family="table-row">
      <style:table-row-properties style:row-height="58.21mm" fo:break-before="auto" style:use-optimal-row-height="true"/>
    </style:style>
    <style:style style:name="ro13" style:family="table-row">
      <style:table-row-properties style:row-height="47.63mm" fo:break-before="auto" style:use-optimal-row-height="true"/>
    </style:style>
    <style:style style:name="ro14" style:family="table-row">
      <style:table-row-properties style:row-height="10.58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366092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Normal_20_3" style:data-style-name="N0">
      <style:table-cell-properties fo:background-color="#d9e1f2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64" style:family="table-cell" style:parent-style-name="Normal_20_3" style:data-style-name="N0">
      <style:table-cell-properties fo:background-color="#b4c6e7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65" style:family="table-cell" style:parent-style-name="Normal_20_3" style:data-style-name="N0">
      <style:table-cell-properties fo:background-color="#d9e1f2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66" style:family="table-cell" style:parent-style-name="Normal_20_2" style:data-style-name="N0">
      <style:table-cell-properties fo:background-color="#d6dce4" style:cell-protect="protected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0"/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19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middle"/>
    </style:style>
    <style:style style:name="ce26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color="#000000"/>
    </style:style>
    <style:style style:name="ce34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366092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Normal_20_3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Normal_20_3" style:data-style-name="N0">
      <style:table-cell-properties fo:background-color="#ffffff" style:cell-protect="protected" style:print-content="true" fo:wrap-option="wrap" fo:border="0.06pt solid #000000" style:vertical-align="middle"/>
      <style:text-properties fo:color="#000000" style:font-name="Calibri" fo:font-size="11pt" style:font-name-asian="Calibri" style:font-size-asian="11pt" style:font-name-complex="Calibri" style:font-size-complex="11pt"/>
    </style:style>
    <style:style style:name="ce20" style:family="table-cell" style:parent-style-name="Normal_20_3" style:data-style-name="N0">
      <style:table-cell-properties style:cell-protect="protected" style:print-content="true" fo:background-color="transparent" fo:border="0.06pt solid #000000" style:vertical-align="middle"/>
      <style:text-properties fo:color="#000000" style:font-name="Calibri" fo:font-size="11pt" style:font-name-asian="Calibri" style:font-size-asian="11pt" style:font-name-complex="Calibri" style:font-size-complex="11pt"/>
    </style:style>
    <style:style style:name="ce2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Calibri" fo:font-size="11pt" style:font-name-asian="Calibri" style:font-size-asian="11pt" style:font-name-complex="Calibri" style:font-size-complex="11pt"/>
    </style:style>
    <style:style style:name="ce27" style:family="table-cell" style:parent-style-name="Normal_20_3" style:data-style-name="N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Normal_20_3" style:data-style-name="N0">
      <style:table-cell-properties fo:background-color="#ffffff" style:cell-protect="protected" style:print-content="true" fo:border="0.06pt solid #000000" style:vertical-align="middle"/>
      <style:text-properties fo:color="#000000" style:font-name="Calibri" fo:font-size="11pt" style:font-name-asian="Calibri" style:font-size-asian="11pt" style:font-name-complex="Calibri" style:font-size-complex="11pt"/>
    </style:style>
    <style:style style:name="ce36" style:family="table-cell" style:parent-style-name="Normal_20_2" style:data-style-name="N0">
      <style:table-cell-properties style:cell-protect="protected" style:print-content="true" fo:background-color="transparent" fo:wrap-option="wrap" fo:border="0.06pt solid #000000" style:vertical-align="middle"/>
    </style:style>
    <style:style style:name="ce14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Calibri" fo:font-size="11pt" style:font-name-asian="Calibri" style:font-size-asian="11pt" style:font-name-complex="Calibri" style:font-size-complex="11pt"/>
    </style:style>
    <style:style style:name="ce21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Calibri" fo:font-size="11pt" style:font-name-asian="Calibri" style:font-size-asian="11pt" style:font-name-complex="Calibri" style:font-size-complex="11pt"/>
    </style:style>
    <style:style style:name="ce39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fo:background-color="#ffffff" fo:wrap-option="wrap" fo:border="0.06pt solid #000000" style:vertical-align="middle"/>
    </style:style>
    <style:style style:name="ce25" style:family="table-cell" style:parent-style-name="Default" style:data-style-name="N0">
      <style:table-cell-properties fo:wrap-option="wrap" fo:border="0.06pt solid #000000" style:vertical-align="middle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32" style:family="table-cell" style:parent-style-name="Default" style:data-style-name="N0">
      <style:table-cell-properties fo:wrap-option="wrap" fo:border="0.06pt solid #000000" style:vertical-align="middle"/>
      <style:text-properties fo:color="#000000"/>
    </style:style>
    <style:style style:name="ce35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3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40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</style:style>
    <style:style style:name="ce7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Hiperlink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-asian="Calibri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none" style:text-underline-color="font-color" fo:font-weight="normal" fo:font-size="11pt" style:font-name="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CIONÁRIO" table:style-name="ta1">
        <table:table-column table:style-name="co1" table:default-cell-style-name="ce8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71"/>
        <table:table-column table:style-name="co5" table:default-cell-style-name="ce79"/>
        <table:table-column table:style-name="co1" table:visibility="collapse" table:number-columns-repeated="10" table:default-cell-style-name="ce3"/>
        <table:table-column table:style-name="co6" table:visibility="collapse" table:number-columns-repeated="1007" table:default-cell-style-name="ce3"/>
        <table:table-column table:style-name="co1" table:visibility="collapse" table:default-cell-style-name="ce3"/>
        <table:table-row table:style-name="ro1">
          <table:table-cell table:style-name="ce67" office:value-type="string" calcext:value-type="string" table:number-columns-spanned="6" table:number-rows-spanned="1">
            <text:p>DICIONÁRIO DE VARIÁVEIS - ENADE 2016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Nº</text:p>
          </table:table-cell>
          <table:table-cell table:style-name="ce11" office:value-type="string" calcext:value-type="string">
            <text:p>Nome</text:p>
          </table:table-cell>
          <table:table-cell table:style-name="ce12" office:value-type="string" calcext:value-type="string">
            <text:p>Tipo</text:p>
          </table:table-cell>
          <table:table-cell table:style-name="ce12" office:value-type="string" calcext:value-type="string">
            <text:p>Tamanho</text:p>
          </table:table-cell>
          <table:table-cell table:style-name="ce12" office:value-type="string" calcext:value-type="string">
            <text:p>Descrição</text:p>
          </table:table-cell>
          <table:table-cell table:style-name="ce12" office:value-type="string" calcext:value-type="string">
            <text:p>Valores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U_ANO</text:p>
          </table:table-cell>
          <table:table-cell table:style-name="ce13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Ano de realização do exame</text:p>
          </table:table-cell>
          <table:table-cell table:style-name="ce16"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table:style-name="ce68" office:value-type="string" calcext:value-type="string" table:number-columns-spanned="6" table:number-rows-spanned="1">
            <text:p>PARTE 1 - INFORMAÇÕES DA INSTITUIÇÃO DE ENSINO SUPERIOR E DO CURSO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O_IES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Código da IES (e-Mec)</text:p>
          </table:table-cell>
          <table:table-cell table:style-name="ce18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CO_CATEGAD</text:p>
          </table:table-cell>
          <table:table-cell table:style-name="ce20" office:value-type="string" calcext:value-type="string">
            <text:p>Numérica</text:p>
          </table:table-cell>
          <table:table-cell table:style-name="ce21" office:value-type="float" office:value="5" calcext:value-type="float">
            <text:p>5</text:p>
          </table:table-cell>
          <table:table-cell table:style-name="ce15" office:value-type="string" calcext:value-type="string">
            <text:p>Código da categoria administrativa da IES</text:p>
          </table:table-cell>
          <table:table-cell table:style-name="ce16" office:value-type="string" calcext:value-type="string">
            <text:p>93 = Pessoa Jurídica de Direito Público - Federal </text:p>
            <text:p>115 = Pessoa Jurídica de Direito Público - Estadual</text:p>
            <text:p>116 = Pessoa Jurídica de Direito Público - Municipal</text:p>
            <text:p>118 = Pessoa Jurídica de Direito Privado - Com fins lucrativos - Sociedade Civil</text:p>
            <text:p>121 = Pessoa Jurídica de Direito Privado - Sem fins lucrativos - Fundação</text:p>
            <text:p>10001 = Pessoa Jurídica de Direito Público - Estadual</text:p>
            <text:p>10002 = Pessoa Jurídica de Direito Público - Federal</text:p>
            <text:p>10003 = Pessoa Jurídica de Direito Público - Municipal</text:p>
            <text:p>10004 = Pessoa Jurídica de Direito Privado - Com fins lucrativos - Associação de Utilidade Pública</text:p>
            <text:p>10005 = Privada com fins lucrativos</text:p>
            <text:p>10006 = Pessoa Jurídica de Direito Privado - Com fins lucrativos - Sociedade Mercantil ou Comercial</text:p>
            <text:p>10007 = Pessoa Jurídica de Direito Privado - Sem fins lucrativos - Associação de Utilidade Pública</text:p>
            <text:p>10008 = Privada sem fins lucrativos</text:p>
            <text:p>10009 = Pessoa Jurídica de Direito Privado - Sem fins lucrativos - Sociedade                                                                                    17634 = Fundação Pública de Direito Privado Municípal</text:p>
          </table:table-cell>
          <table:table-cell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CO_ORGACAD</text:p>
          </table:table-cell>
          <table:table-cell table:style-name="ce20" office:value-type="string" calcext:value-type="string">
            <text:p>Numérica</text:p>
          </table:table-cell>
          <table:table-cell table:style-name="ce21" office:value-type="float" office:value="5" calcext:value-type="float">
            <text:p>5</text:p>
          </table:table-cell>
          <table:table-cell table:style-name="ce15" office:value-type="string" calcext:value-type="string">
            <text:p>Código da organização acadêmica da IES</text:p>
          </table:table-cell>
          <table:table-cell table:style-name="ce16" office:value-type="string" calcext:value-type="string">
            <text:p>10019 = Centro Federal de Educação Tecnológica</text:p>
            <text:p>10020 = Centro Universitário</text:p>
            <text:p>10022 = Faculdade </text:p>
            <text:p>10026 = Instituto Federal de Educação, Ciência e Tecnologia</text:p>
            <text:p>10028 = Universidade</text:p>
          </table:table-cell>
          <table:table-cell table:number-columns-repeated="1018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CO_GRUPO</text:p>
          </table:table-cell>
          <table:table-cell table:style-name="ce20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Código da área de enquadramento do curso no Enade</text:p>
          </table:table-cell>
          <table:table-cell table:style-name="ce16" office:value-type="string" calcext:value-type="string">
            <text:p>5 = MEDICINA VETERINÁRIA</text:p>
            <text:p>6 = ODONTOLOGIA</text:p>
            <text:p>12 = MEDICINA</text:p>
            <text:p>17 = AGRONOMIA</text:p>
            <text:p>19 = FARMÁCIA</text:p>
            <text:p>23 = ENFERMAGEM</text:p>
            <text:p>27 = FONOAUDIOLOGIA</text:p>
            <text:p>28 = NUTRIÇÃO</text:p>
            <text:p>36 = FISIOTERAPIA</text:p>
            <text:p>38 = SERVIÇO SOCIAL</text:p>
            <text:p>51 = ZOOTECNIA</text:p>
            <text:p>55 = BIOMEDICINA</text:p>
            <text:p>69 = TECNOLOGIA EM RADIOLOGIA</text:p>
            <text:p>90 = TECNOLOGIA EM AGRONEGÓCIOS</text:p>
            <text:p>91 = TECNOLOGIA EM GESTÃO HOSPITALAR</text:p>
            <text:p>92 = TECNOLOGIA EM GESTÃO AMBIENTAL</text:p>
            <text:p>95 = TECNOLOGIA EM ESTÉTICA E COSMÉTICA</text:p>
            <text:p>3501 = EDUCAÇÃO FÍSICA (BACHARELADO)</text:p>
          </table:table-cell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CO_CURSO</text:p>
          </table:table-cell>
          <table:table-cell table:style-name="ce20" office:value-type="string" calcext:value-type="string">
            <text:p>Numérica</text:p>
          </table:table-cell>
          <table:table-cell table:style-name="ce21" office:value-type="float" office:value="7" calcext:value-type="float">
            <text:p>7</text:p>
          </table:table-cell>
          <table:table-cell table:style-name="ce15" office:value-type="string" calcext:value-type="string">
            <text:p>Código do curso no Enade</text:p>
          </table:table-cell>
          <table:table-cell table:style-name="ce18" office:value-type="string" calcext:value-type="string">
            <text:p>-</text:p>
          </table:table-cell>
          <table:table-cell table:number-columns-repeated="1018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23" office:value-type="string" calcext:value-type="string">
            <text:p>CO_MODALIDADE</text:p>
          </table:table-cell>
          <table:table-cell table:style-name="ce24" office:value-type="string" calcext:value-type="string">
            <text:p>Caracter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Código da modalidade de Ensino</text:p>
          </table:table-cell>
          <table:table-cell table:style-name="ce16" office:value-type="string" calcext:value-type="string">
            <text:p>0 = EaD </text:p>
            <text:p>1 = Presencial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6" office:value-type="string" calcext:value-type="string">
            <text:p>CO_MUNIC_CURSO</text:p>
          </table:table-cell>
          <table:table-cell table:style-name="ce27" office:value-type="string" calcext:value-type="string">
            <text:p>Numérica</text:p>
          </table:table-cell>
          <table:table-cell table:style-name="ce21" office:value-type="float" office:value="7" calcext:value-type="float">
            <text:p>7</text:p>
          </table:table-cell>
          <table:table-cell table:style-name="ce15" office:value-type="string" calcext:value-type="string">
            <text:p>Código do município de funcionamento do curso</text:p>
          </table:table-cell>
          <table:table-cell table:style-name="ce2" office:value-type="string" calcext:value-type="string">
            <text:p><text:a xlink:href="#MUNICÍPIOS.A1" xlink:type="simple">Ir para a Planilha de Municípios</text:a></text:p>
          </table:table-cell>
          <table:table-cell table:number-columns-repeated="1018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CO_UF_CURSO</text:p>
          </table:table-cell>
          <table:table-cell table:style-name="ce28" office:value-type="string" calcext:value-type="string">
            <text:p>Numérica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Código da UF de funcionamento do curso</text:p>
          </table:table-cell>
          <table:table-cell table:style-name="ce16" office:value-type="string" calcext:value-type="string">
            <text:p>11 = Rondônia (RO)                     28 = Sergipe (SE)</text:p>
            <text:p>12 = Acre (AC)                            29 = Bahia (BA)</text:p>
            <text:p>13 = Amazonas (AM)                  31 = Minas gerais (MG)</text:p>
            <text:p>14 = Roraima (RR)                       32 = Espírito santo (ES)</text:p>
            <text:p>15 = Pará (PA)                             33 = Rio de janeiro (RJ)</text:p>
            <text:p>16 = Amapa (AP)                         35 = São paulo (SP)</text:p>
            <text:p>17 = Tocantins (TO)                     41 = Paraná (PR)</text:p>
            <text:p>21 = Maranhão (MA)                    42 = Santa catarina (SC)</text:p>
            <text:p>22 = Piauí (PI)                              43 = Rio grande do sul (RS)</text:p>
            <text:p>23 = Ceará (CE)                            50 = Mato grosso do sul (MS)</text:p>
            <text:p>24 = Rio grande do norte (RN)      51 = Mato grosso (MT)</text:p>
            <text:p>25 = Paraíba (PB)                          52 = Goiás (GO)</text:p>
            <text:p>26 = Pernambuco (PE)                  53 = Distrito federal (DF)</text:p>
            <text:p>27 = Alagoas (AL)</text:p>
          </table:table-cell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CO_REGIAO_CURSO</text:p>
          </table:table-cell>
          <table:table-cell table:style-name="ce28" office:value-type="string" calcext:value-type="string">
            <text:p>Numérica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Código da região de funcionamento do curso</text:p>
          </table:table-cell>
          <table:table-cell table:style-name="ce16" office:value-type="string" calcext:value-type="string">
            <text:p>1 = Norte</text:p>
            <text:p>2 = Nordeste</text:p>
            <text:p>3 = Sudeste</text:p>
            <text:p>4 = Sul</text:p>
            <text:p>5 = Centro-Oeste</text:p>
          </table:table-cell>
          <table:table-cell table:number-columns-repeated="1018"/>
        </table:table-row>
        <table:table-row table:style-name="ro1">
          <table:table-cell table:style-name="ce68" office:value-type="string" calcext:value-type="string" table:number-columns-spanned="6" table:number-rows-spanned="1">
            <text:p>PARTE 2 - INFORMAÇÕES DO ESTUDANTE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5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NU_IDADE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Idade do inscrito em <text:span text:style-name="T1">20/11/2016</text:span></text:p>
          </table:table-cell>
          <table:table-cell table:style-name="ce30" office:value-type="string" calcext:value-type="string">
            <text:p>min= 16 </text:p>
            <text:p>max= 88</text:p>
          </table:table-cell>
          <table:table-cell table:number-columns-repeated="1018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P_SEXO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Sexo</text:p>
          </table:table-cell>
          <table:table-cell table:style-name="ce30" office:value-type="string" calcext:value-type="string">
            <text:p>M = Masculino</text:p>
            <text:p>F = Feminino                                                                                                                                                                                                    </text:p>
            <text:p>N = Não Informado</text:p>
          </table:table-cell>
          <table:table-cell table:number-columns-repeated="1018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ANO_FIM_2G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Ano de conclusão do Ensino Médio</text:p>
          </table:table-cell>
          <table:table-cell table:style-name="ce30" office:value-type="string" calcext:value-type="string">
            <text:p>min= 1949  </text:p>
            <text:p>max= 2015</text:p>
          </table:table-cell>
          <table:table-cell table:number-columns-repeated="1018"/>
        </table:table-row>
        <table:table-row table:style-name="ro5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ANO_IN_GRAD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Ano de início da graduação</text:p>
          </table:table-cell>
          <table:table-cell table:style-name="ce30" office:value-type="string" calcext:value-type="string">
            <text:p>min= 1972  </text:p>
            <text:p>max= 2015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P_SEMESTRE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Tipo de semestre de graduação</text:p>
          </table:table-cell>
          <table:table-cell table:style-name="ce16" office:value-type="string" calcext:value-type="string">
            <text:p>2 = 2º semestre</text:p>
          </table:table-cell>
          <table:table-cell table:number-columns-repeated="1018"/>
        </table:table-row>
        <table:table-row table:style-name="ro5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IN_MATUT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Indicador de turno matutino</text:p>
          </table:table-cell>
          <table:table-cell table:style-name="ce16" office:value-type="string" calcext:value-type="string">
            <text:p>0 = Não</text:p>
            <text:p>1 = Sim</text:p>
          </table:table-cell>
          <table:table-cell table:number-columns-repeated="1018"/>
        </table:table-row>
        <table:table-row table:style-name="ro5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IN_VESPER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Indicador de turno vespertino</text:p>
          </table:table-cell>
          <table:table-cell table:style-name="ce16" office:value-type="string" calcext:value-type="string">
            <text:p>0 = Não</text:p>
            <text:p>1 = Sim</text:p>
          </table:table-cell>
          <table:table-cell table:number-columns-repeated="1018"/>
        </table:table-row>
        <table:table-row table:style-name="ro5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IN_NOTURNO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Indicador de turno noturno</text:p>
          </table:table-cell>
          <table:table-cell table:style-name="ce16" office:value-type="string" calcext:value-type="string">
            <text:p>0 = Não</text:p>
            <text:p>1 = Sim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ID_STATUS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Indicativo de inscrito regular ou irregular</text:p>
          </table:table-cell>
          <table:table-cell table:style-name="ce16" office:value-type="string" calcext:value-type="string">
            <text:p>1 = Regular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MOSTRA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Estudante selecionado para participar da prova</text:p>
          </table:table-cell>
          <table:table-cell table:style-name="ce16" office:value-type="string" calcext:value-type="string">
            <text:p>1 = Estudante selecionado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TP_INSCRICAO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Tipo de inscrição</text:p>
          </table:table-cell>
          <table:table-cell table:style-name="ce16" office:value-type="string" calcext:value-type="string">
            <text:p>0 = Concluinte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 table:number-columns-spanned="6" table:number-rows-spanned="1">
            <text:p>AVALIAÇÃO - FORMAÇÃO GERAL E COMPONENTE ESPECÍFICO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1">
          <table:table-cell table:style-name="ce65" office:value-type="string" calcext:value-type="string" table:number-columns-spanned="6" table:number-rows-spanned="1">
            <text:p>PARTE 3 - NÚMERO DE ITENS DA PARTE OBJETIVA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NU_ITEM_OFG</text:p>
          </table:table-cell>
          <table:table-cell table:style-name="ce27" office:value-type="string" calcext:value-type="string">
            <text:p>Numérica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Número de itens da parte objetiva de Formação Geral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8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NU_ITEM_OFG_Z</text:p>
          </table:table-cell>
          <table:table-cell table:style-name="ce27" office:value-type="string" calcext:value-type="string">
            <text:p>Numérica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Número de itens da parte objetiva de Formação Geral que foram excluídos devido a anulação</text:p>
          </table:table-cell>
          <table:table-cell table:style-name="ce30" office:value-type="string" calcext:value-type="string">
            <text:p>min= 0  </text:p>
            <text:p>max= 0</text:p>
          </table:table-cell>
          <table:table-cell table:number-columns-repeated="1018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19" office:value-type="string" calcext:value-type="string">
            <text:p>NU_ITEM_OFG_X</text:p>
          </table:table-cell>
          <table:table-cell table:style-name="ce27" office:value-type="string" calcext:value-type="string">
            <text:p>Numérica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Número de itens da parte objetiva de Formação Geral que foram excluídos devido ao coeficiente pontobisserial menor que 0,20</text:p>
          </table:table-cell>
          <table:table-cell table:style-name="ce30" office:value-type="string" calcext:value-type="string">
            <text:p>min= 0 </text:p>
            <text:p>max= 1</text:p>
          </table:table-cell>
          <table:table-cell table:number-columns-repeated="1018"/>
        </table:table-row>
        <table:table-row table:style-name="ro5">
          <table:table-cell table:style-name="ce4" office:value-type="float" office:value="25" calcext:value-type="float">
            <text:p>25</text:p>
          </table:table-cell>
          <table:table-cell table:style-name="ce19" office:value-type="string" calcext:value-type="string">
            <text:p>NU_ITEM_OFG_N</text:p>
          </table:table-cell>
          <table:table-cell table:style-name="ce27" office:value-type="string" calcext:value-type="string">
            <text:p>Numérica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Número de itens da parte objetiva de Formação Geral que não se aplicam ao grupo de curso</text:p>
          </table:table-cell>
          <table:table-cell table:style-name="ce30" office:value-type="string" calcext:value-type="string">
            <text:p>min= 0  </text:p>
            <text:p>max= 0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9" office:value-type="string" calcext:value-type="string">
            <text:p>NU_ITEM_OCE</text:p>
          </table:table-cell>
          <table:table-cell table:style-name="ce27" office:value-type="string" calcext:value-type="string">
            <text:p>Numérica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Número de itens da parte objetiva de Componente Específico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1018"/>
        </table:table-row>
        <table:table-row table:style-name="ro8">
          <table:table-cell table:style-name="ce4" office:value-type="float" office:value="27" calcext:value-type="float">
            <text:p>27</text:p>
          </table:table-cell>
          <table:table-cell table:style-name="ce19" office:value-type="string" calcext:value-type="string">
            <text:p>NU_ITEM_OCE_Z</text:p>
          </table:table-cell>
          <table:table-cell table:style-name="ce27" office:value-type="string" calcext:value-type="string">
            <text:p>Numérica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Número de itens da parte objetiva de Componente Específico que foram excluídos devido a anulação</text:p>
          </table:table-cell>
          <table:table-cell table:style-name="ce30" office:value-type="string" calcext:value-type="string">
            <text:p>0 = áreas 5,6,12,19,23,28,69,90,91,92</text:p>
            <text:p>1 = áreas 51,55,95</text:p>
            <text:p>2 = áreas 17,27,36,3501</text:p>
            <text:p>4 = áreas 38</text:p>
          </table:table-cell>
          <table:table-cell table:number-columns-repeated="1018"/>
        </table:table-row>
        <table:table-row table:style-name="ro9">
          <table:table-cell table:style-name="ce4" office:value-type="float" office:value="28" calcext:value-type="float">
            <text:p>28</text:p>
          </table:table-cell>
          <table:table-cell table:style-name="ce19" office:value-type="string" calcext:value-type="string">
            <text:p>NU_ITEM_OCE_X</text:p>
          </table:table-cell>
          <table:table-cell table:style-name="ce27" office:value-type="string" calcext:value-type="string">
            <text:p>Numérica</text:p>
          </table:table-cell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Número de itens da parte objetiva de Componente Específico que foram excluídos devido ao coeficiente pontobisserial menor que 0,20</text:p>
          </table:table-cell>
          <table:table-cell table:style-name="ce30" office:value-type="string" calcext:value-type="string">
            <text:p>1 = áreas 17, 3501</text:p>
            <text:p>4 = áreas 5, 6, 28, 36, 38, 92</text:p>
            <text:p>5 = áreas 12, 23, 95</text:p>
            <text:p>6 = áreas 27, 51, 55</text:p>
            <text:p>7 = áreas 91</text:p>
            <text:p>8 = áreas 19, 69</text:p>
            <text:p>10 = áreas 90</text:p>
          </table:table-cell>
          <table:table-cell table:number-columns-repeated="1018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19" office:value-type="string" calcext:value-type="string">
            <text:p>NU_ITEM_OCE_N</text:p>
          </table:table-cell>
          <table:table-cell table:style-name="ce27" office:value-type="string" calcext:value-type="string">
            <text:p>Numérica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Número de itens da parte objetiva de Componente Específico que não se aplicam ao grupo de curso</text:p>
          </table:table-cell>
          <table:table-cell table:style-name="ce30" office:value-type="string" calcext:value-type="string">
            <text:p>min= 0  </text:p>
            <text:p>max= 0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 table:number-columns-spanned="6" table:number-rows-spanned="1">
            <text:p>PARTE 4 - VETORES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5">
          <table:table-cell table:style-name="ce4" office:value-type="float" office:value="30" calcext:value-type="float">
            <text:p>30</text:p>
          </table:table-cell>
          <table:table-cell table:style-name="ce19" office:value-type="string" calcext:value-type="string">
            <text:p>DS_VT_GAB_OFG_ORIG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string" calcext:value-type="string">
            <text:p>Vetor que representa o gabarito original de Formação Geral</text:p>
          </table:table-cell>
          <table:table-cell table:style-name="ce30" office:value-type="string" calcext:value-type="string">
            <text:p>Z = Questão excluída devido a anulação</text:p>
            <text:p>N =  Questão não se aplica ao grupo de curso</text:p>
          </table:table-cell>
          <table:table-cell table:number-columns-repeated="1018"/>
        </table:table-row>
        <table:table-row table:style-name="ro7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DS_VT_GAB_OFG_FIN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string" calcext:value-type="string">
            <text:p>Vetor que representa o gabarito final de Formação Geral</text:p>
          </table:table-cell>
          <table:table-cell table:style-name="ce30" office:value-type="string" calcext:value-type="string">
            <text:p>Z = Questão excluída devido a anulação</text:p>
            <text:p>X = Questão excluída devido ao coeficiente pontobisserial menor que 0,20</text:p>
            <text:p>N =  Questão não se aplica ao grupo de curso</text:p>
          </table:table-cell>
          <table:table-cell table:number-columns-repeated="1018"/>
        </table:table-row>
        <table:table-row table:style-name="ro5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DS_VT_GAB_OCE_ORIG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string" calcext:value-type="string">
            <text:p>Vetor que representa o gabarito original de Componente Específico</text:p>
          </table:table-cell>
          <table:table-cell table:style-name="ce30" office:value-type="string" calcext:value-type="string">
            <text:p>Z = Questão excluída devido a anulação</text:p>
            <text:p>N =  Questão não se aplica ao grupo de curso</text:p>
          </table:table-cell>
          <table:table-cell table:number-columns-repeated="1018"/>
        </table:table-row>
        <table:table-row table:style-name="ro7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DS_VT_GAB_OCE_FIN</text:p>
          </table:table-cell>
          <table:table-cell table:style-name="ce27" office:value-type="string" calcext:value-type="string">
            <text:p>Caracter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string" calcext:value-type="string">
            <text:p>Vetor que representa o gabarito final de Componente Específico</text:p>
          </table:table-cell>
          <table:table-cell table:style-name="ce30" office:value-type="string" calcext:value-type="string">
            <text:p>Z = Questão excluída devido a anulação</text:p>
            <text:p>X = Questão excluída devido ao coeficiente pontobisserial menor que 0,20</text:p>
            <text:p>N =  Questão não se aplica ao grupo de curso</text:p>
          </table:table-cell>
          <table:table-cell table:number-columns-repeated="1018"/>
        </table:table-row>
        <table:table-row table:style-name="ro5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DS_VT_ESC_OFG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Vetor que representa a escolha de resposta da parte objetiva da formação geral</text:p>
          </table:table-cell>
          <table:table-cell table:style-name="ce33"/>
          <table:table-cell table:number-columns-repeated="1018"/>
        </table:table-row>
        <table:table-row table:style-name="ro8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DS_VT_ACE_OFG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string" calcext:value-type="string">
            <text:p>Vetor que representa os acertos da parte objetiva na formação geral</text:p>
          </table:table-cell>
          <table:table-cell table:style-name="ce30" office:value-type="string" calcext:value-type="string">
            <text:p>0 = Errado</text:p>
            <text:p>1 = Certo</text:p>
            <text:p>8 = Anulada pela comissão</text:p>
            <text:p>9 = Anulada pelo índice de discriminação (correlação pontobisserial &lt; 0,20)</text:p>
          </table:table-cell>
          <table:table-cell table:number-columns-repeated="1018"/>
        </table:table-row>
        <table:table-row table:style-name="ro5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DS_VT_ESC_OCE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27" calcext:value-type="float">
            <text:p>27</text:p>
          </table:table-cell>
          <table:table-cell table:style-name="ce25" office:value-type="string" calcext:value-type="string">
            <text:p>Vetor que representa a escolha de resposta da parte objetiva do componente específico</text:p>
          </table:table-cell>
          <table:table-cell table:style-name="ce33"/>
          <table:table-cell table:number-columns-repeated="1018"/>
        </table:table-row>
        <table:table-row table:style-name="ro8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DS_VT_ACE_OCE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string" calcext:value-type="string">
            <text:p>Vetor que representa os acertos da parte objetiva do componente específico</text:p>
          </table:table-cell>
          <table:table-cell table:style-name="ce30" office:value-type="string" calcext:value-type="string">
            <text:p>0 = Errado</text:p>
            <text:p>1 = Certo</text:p>
            <text:p>8 = Anulada pela comissão</text:p>
            <text:p>9 = Anulada pelo índice de discriminação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 table:number-columns-spanned="6" table:number-rows-spanned="1">
            <text:p>PARTE 5 - TIPOS DE PRESENÇA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TP_PRES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presença no Enade</text:p>
          </table:table-cell>
          <table:table-cell table:style-name="ce30" office:value-type="string" calcext:value-type="string">
            <text:p>222 = Ausente</text:p>
            <text:p>334 = Participacao indevida</text:p>
            <text:p>444 = Dupla graduação</text:p>
            <text:p>555 = Participante</text:p>
            <text:p>556 = Presente com resultado desconsiderado pela Aplicadora</text:p>
            <text:p>887 = Política de Transferência Assistida (Portaria MEC nº 24/2016)</text:p>
          </table:table-cell>
          <table:table-cell table:number-columns-repeated="101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TP_PR_GER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presença na prova</text:p>
          </table:table-cell>
          <table:table-cell table:style-name="ce30" office:value-type="string" calcext:value-type="string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TP_PR_OB_FG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presença na parte objetiva na formação geral</text:p>
          </table:table-cell>
          <table:table-cell table:style-name="ce30" office:value-type="string" calcext:value-type="string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018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TP_PR_DI_FG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presença na parte discursiva na formação geral</text:p>
          </table:table-cell>
          <table:table-cell table:style-name="ce30" office:value-type="string" calcext:value-type="string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018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TP_PR_OB_CE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presença na parte objetiva no componente específico</text:p>
          </table:table-cell>
          <table:table-cell table:style-name="ce30" office:value-type="string" calcext:value-type="string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018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TP_PR_DI_CE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presença na parte discursiva no componente específico</text:p>
          </table:table-cell>
          <table:table-cell table:style-name="ce30" office:value-type="string" calcext:value-type="string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 table:number-columns-spanned="6" table:number-rows-spanned="1">
            <text:p>PARTE 6 - TIPOS DE SITUAÇÃO DAS QUESTÕES DA PARTE DISCURSIVA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TP_SFG_D1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situação da questão 1 da parte discursiva da formação geral</text:p>
          </table:table-cell>
          <table:table-cell table:style-name="ce30" office:value-type="string" calcext:value-type="string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018"/>
        </table:table-row>
        <table:table-row table:style-name="ro10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TP_SFG_D2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situação da questão 2 da parte discursiva da formação geral</text:p>
          </table:table-cell>
          <table:table-cell table:style-name="ce30" office:value-type="string" calcext:value-type="string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018"/>
        </table:table-row>
        <table:table-row table:style-name="ro10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TP_SCE_D1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situação da questão 1 da parte discursiva do componente específico</text:p>
          </table:table-cell>
          <table:table-cell table:style-name="ce30" office:value-type="string" calcext:value-type="string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018"/>
        </table:table-row>
        <table:table-row table:style-name="ro10"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TP_SCE_D2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situação da questão 2 da parte discursiva do componente específico</text:p>
          </table:table-cell>
          <table:table-cell table:style-name="ce30" office:value-type="string" calcext:value-type="string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018"/>
        </table:table-row>
        <table:table-row table:style-name="ro10"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P_SCE_D3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ipo de situação da questão 3 da parte discursiva do componente específico</text:p>
          </table:table-cell>
          <table:table-cell table:style-name="ce30" office:value-type="string" calcext:value-type="string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 table:number-columns-spanned="6" table:number-rows-spanned="1">
            <text:p>PARTE 7 - NOTAS NA FORMAÇÃO GERAL E COMPONENTE ESPECÍFICO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5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NT_GER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Nota bruta da prova - Média ponderada da formação geral (25%) e componente específico (75%). (valor de 0 a 100)</text:p>
          </table:table-cell>
          <table:table-cell table:style-name="ce30" office:value-type="string" calcext:value-type="string">
            <text:p>min= 0  </text:p>
            <text:p>max= 93.2</text:p>
          </table:table-cell>
          <table:table-cell table:number-columns-repeated="1018"/>
        </table:table-row>
        <table:table-row table:style-name="ro5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NT_FG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Nota bruta na formação geral - Média ponderada da parte objetiva (60%) e discursiva (40%) na formação geral.(valor de 0 a 100)</text:p>
          </table:table-cell>
          <table:table-cell table:style-name="ce30" office:value-type="string" calcext:value-type="string">
            <text:p> min= 0  </text:p>
            <text:p>max= 98.4</text:p>
          </table:table-cell>
          <table:table-cell table:number-columns-repeated="1018"/>
        </table:table-row>
        <table:table-row table:style-name="ro5"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NT_OBJ_FG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Nota bruta na parte objetiva da formação geral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5"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NT_DIS_FG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Nota bruta na parte discursiva da formação geral. (valor de 0 a 100)</text:p>
          </table:table-cell>
          <table:table-cell table:style-name="ce30" office:value-type="string" calcext:value-type="string">
            <text:p>min= 0  </text:p>
            <text:p>max= 98.5</text:p>
          </table:table-cell>
          <table:table-cell table:number-columns-repeated="1018"/>
        </table:table-row>
        <table:table-row table:style-name="ro7">
          <table:table-cell table:style-name="ce4" office:value-type="float" office:value="53" calcext:value-type="float">
            <text:p>53</text:p>
          </table:table-cell>
          <table:table-cell table:style-name="ce34" office:value-type="string" calcext:value-type="string">
            <text:p>NT_FG_D1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Nota da questão 1 da parte discursiva da formação geral - Média ponderada da parte de Língua Portuguesa (20%) e Conteúdo (80%) da Questão 1 da parte discursiva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5"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NT_FG_D1_PT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Nota de Língua Portuguesa da questão 1 da parte discursiva da formação geral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5"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NT_FG_D1_CT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Nota de Conteúdo da questão 1 da parte discursiva da formação geral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7">
          <table:table-cell table:style-name="ce4" office:value-type="float" office:value="56" calcext:value-type="float">
            <text:p>56</text:p>
          </table:table-cell>
          <table:table-cell table:style-name="ce34" office:value-type="string" calcext:value-type="string">
            <text:p>NT_FG_D2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string" calcext:value-type="string">
            <text:p>Nota da questão 2 da parte discursiva na formação geral - Média ponderada da parte de Língua Portuguesa (20%) e Conteúdo (80%) da Questão 2 da parte discursiva. (valor de 0 a 100)</text:p>
          </table:table-cell>
          <table:table-cell table:style-name="ce30" office:value-type="string" calcext:value-type="string">
            <text:p>min= 0  </text:p>
            <text:p>max= 99</text:p>
          </table:table-cell>
          <table:table-cell table:number-columns-repeated="1018"/>
        </table:table-row>
        <table:table-row table:style-name="ro5"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NT_FG_D2_PT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Nota de Língua Portuguesa da questão 2 da parte discursiva da formação geral.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5"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NT_FG_D2_CT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Nota de Conteúdo da questão 2 da parte discursiva da formação geral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7"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NT_CE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Nota bruta no componente específico - Média ponderada da parte objetiva (85%) e discursiva (15%) no componente específico. (valor de 0 a 100)</text:p>
          </table:table-cell>
          <table:table-cell table:style-name="ce30" office:value-type="string" calcext:value-type="string">
            <text:p>min= 0  </text:p>
            <text:p>max= 99</text:p>
          </table:table-cell>
          <table:table-cell table:number-columns-repeated="1018"/>
        </table:table-row>
        <table:table-row table:style-name="ro5"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NT_OBJ_CE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Nota bruta na parte objetiva do componente específico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5"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NT_DIS_CE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Nota bruta na parte discursiva do componente específico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5"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NT_CE_D1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Nota da questão 1 da parte discursiva do componente específico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5"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NT_CE_D2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Nota da questão 2 da parte discursiva do componente específico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5"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NT_CE_D3</text:p>
          </table:table-cell>
          <table:table-cell table:style-name="ce17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Nota da questão 3 da parte discursiva do componente específico. (valor de 0 a 100)</text:p>
          </table:table-cell>
          <table:table-cell table:style-name="ce30" office:value-type="string" calcext:value-type="string">
            <text:p>min= 0  </text:p>
            <text:p>max= 100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 table:number-columns-spanned="6" table:number-rows-spanned="1">
            <text:p>QUESTINÁRIOS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1">
          <table:table-cell table:style-name="ce65" office:value-type="string" calcext:value-type="string" table:number-columns-spanned="6" table:number-rows-spanned="1">
            <text:p>PARTE 8 - QUESTIONÁRIO DE PERCEPÇÃO DA PROVA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5" calcext:value-type="float">
            <text:p>65</text:p>
          </table:table-cell>
          <table:table-cell table:style-name="ce23" office:value-type="string" calcext:value-type="string">
            <text:p>CO_RS_I1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1 - Qual o grau de dificuldade desta prova na parte de Formação Geral?</text:p>
          </table:table-cell>
          <table:table-cell table:style-name="ce16" office:value-type="string" calcext:value-type="string">
            <text:p>* = Resposta anulada                                                                                                                                                                                    . = Não respondeu                                                                                                                                                                                        A = Muito fácil.</text:p>
            <text:p>B = Fácil.</text:p>
            <text:p>C = Médio.</text:p>
            <text:p>D = Difícil.</text:p>
            <text:p>E = Muito difícil.</text:p>
          </table:table-cell>
          <table:table-cell table:number-columns-repeated="1018"/>
        </table:table-row>
        <table:table-row table:style-name="ro9">
          <table:table-cell table:style-name="ce4" office:value-type="float" office:value="66" calcext:value-type="float">
            <text:p>66</text:p>
          </table:table-cell>
          <table:table-cell table:style-name="ce23" office:value-type="string" calcext:value-type="string">
            <text:p>CO_RS_I2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2 - Qual o grau de dificuldade desta prova na parte do Componente Específico?</text:p>
          </table:table-cell>
          <table:table-cell table:style-name="ce16" office:value-type="string" calcext:value-type="string">
            <text:p>* = Resposta anulada                                                                                                                                                                                      . = Não respondeu                                                                                                                                                                                        A = Muito fácil.</text:p>
            <text:p>B = Fácil.</text:p>
            <text:p>C = Médio.</text:p>
            <text:p>D = Difícil.</text:p>
            <text:p>E = Muito difícil.</text:p>
          </table:table-cell>
          <table:table-cell table:number-columns-repeated="1018"/>
        </table:table-row>
        <table:table-row table:style-name="ro9">
          <table:table-cell table:style-name="ce4" office:value-type="float" office:value="67" calcext:value-type="float">
            <text:p>67</text:p>
          </table:table-cell>
          <table:table-cell table:style-name="ce23" office:value-type="string" calcext:value-type="string">
            <text:p>CO_RS_I3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3 - Considerando a extensão da prova, em relação ao tempo total, você considera que a prova foi:</text:p>
          </table:table-cell>
          <table:table-cell table:style-name="ce16" office:value-type="string" calcext:value-type="string">
            <text:p>* = Resposta anulada                                                                                                                                                                                    . = Não respondeu                                                                                                                                                                                        A = Muito longa.</text:p>
            <text:p>B = Longa.</text:p>
            <text:p>C = Adequada.</text:p>
            <text:p>D = Curta.</text:p>
            <text:p>E = Muito curta.</text:p>
          </table:table-cell>
          <table:table-cell table:number-columns-repeated="1018"/>
        </table:table-row>
        <table:table-row table:style-name="ro9">
          <table:table-cell table:style-name="ce4" office:value-type="float" office:value="68" calcext:value-type="float">
            <text:p>68</text:p>
          </table:table-cell>
          <table:table-cell table:style-name="ce23" office:value-type="string" calcext:value-type="string">
            <text:p>CO_RS_I4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4 - Os enunciados das questões da prova na parte de Formação Geral estavam claros e objetivos?</text:p>
          </table:table-cell>
          <table:table-cell table:style-name="ce16" office:value-type="string" calcext:value-type="string">
            <text:p>* = Resposta anulada                                                                                                                                                                                    . = Não respondeu                                                                                                                                                                                        A = Sim, todos.</text:p>
            <text:p>B = Sim, a maioria.</text:p>
            <text:p>C = Apenas cerca da metade.</text:p>
            <text:p>D = Poucos.</text:p>
            <text:p>E = Não, nenhum.</text:p>
          </table:table-cell>
          <table:table-cell table:number-columns-repeated="1018"/>
        </table:table-row>
        <table:table-row table:style-name="ro9">
          <table:table-cell table:style-name="ce4" office:value-type="float" office:value="69" calcext:value-type="float">
            <text:p>69</text:p>
          </table:table-cell>
          <table:table-cell table:style-name="ce23" office:value-type="string" calcext:value-type="string">
            <text:p>CO_RS_I5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5 - Os enunciados das questões na parte do Componente Específico estavam claros e objetivos?</text:p>
          </table:table-cell>
          <table:table-cell table:style-name="ce16" office:value-type="string" calcext:value-type="string">
            <text:p>* = Resposta anulada                                                                                                                                                                                    . = Não respondeu                                                                                                                                                                                        A = Sim, todos.</text:p>
            <text:p>B = Sim, a maioria.</text:p>
            <text:p>C = Apenas cerca da metade.</text:p>
            <text:p>D = Poucos se apresentam.</text:p>
            <text:p>E = Não, nenhum.</text:p>
          </table:table-cell>
          <table:table-cell table:number-columns-repeated="1018"/>
        </table:table-row>
        <table:table-row table:style-name="ro9">
          <table:table-cell table:style-name="ce4" office:value-type="float" office:value="70" calcext:value-type="float">
            <text:p>70</text:p>
          </table:table-cell>
          <table:table-cell table:style-name="ce23" office:value-type="string" calcext:value-type="string">
            <text:p>CO_RS_I6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6 - As informações/instruções fornecidas para a resolução das questões foram suficientes para resolvê-las?</text:p>
          </table:table-cell>
          <table:table-cell table:style-name="ce16" office:value-type="string" calcext:value-type="string">
            <text:p>* = Resposta anulada                                                                                                                                                                                    . = Não respondeu                                                                                                                                                                                        A = Sim, até excessivas.</text:p>
            <text:p>B = Sim, em todas elas.</text:p>
            <text:p>C = Sim, na maioria delas.</text:p>
            <text:p>D = Sim, somente em algumas.</text:p>
            <text:p>E = Não, em nenhuma delas.</text:p>
          </table:table-cell>
          <table:table-cell table:number-columns-repeated="1018"/>
        </table:table-row>
        <table:table-row table:style-name="ro9">
          <table:table-cell table:style-name="ce4" office:value-type="float" office:value="71" calcext:value-type="float">
            <text:p>71</text:p>
          </table:table-cell>
          <table:table-cell table:style-name="ce23" office:value-type="string" calcext:value-type="string">
            <text:p>CO_RS_I7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7 - Você se deparou com alguma dificuldade ao responder à prova. Qual?</text:p>
          </table:table-cell>
          <table:table-cell table:style-name="ce16" office:value-type="string" calcext:value-type="string">
            <text:p>* = Resposta anulada                                                                                                                                                                                    . = Não respondeu                                                                                                                                                                                          A = Desconhecimento do conteúdo.</text:p>
            <text:p>B = Forma diferente de abordagem do conteúdo.</text:p>
            <text:p>C = Espaço insuficiente para responder às questões.</text:p>
            <text:p>D = Falta de motivação para fazer a prova.</text:p>
            <text:p>E = Não tive qualquer tipo de dificuldade para responder à prova.</text:p>
          </table:table-cell>
          <table:table-cell table:number-columns-repeated="1018"/>
        </table:table-row>
        <table:table-row table:style-name="ro9">
          <table:table-cell table:style-name="ce4" office:value-type="float" office:value="72" calcext:value-type="float">
            <text:p>72</text:p>
          </table:table-cell>
          <table:table-cell table:style-name="ce23" office:value-type="string" calcext:value-type="string">
            <text:p>CO_RS_I8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8 - Considerando apenas as questões objetivas da prova, você percebeu que:</text:p>
          </table:table-cell>
          <table:table-cell table:style-name="ce16" office:value-type="string" calcext:value-type="string">
            <text:p>* = Resposta anulada                                                                                                                                                                                    . = Não respondeu                                                                                                                                                                                         A = Não estudou ainda a maioria desses conteúdos.</text:p>
            <text:p>B = Estudou alguns desses conteúdos, mas não os aprendeu.</text:p>
            <text:p>C = Estudou a maioria desses conteúdos, mas não os aprendeu.</text:p>
            <text:p>D = Estudou e aprendeu muitos desses conteúdos.</text:p>
            <text:p>E = Estudou e aprendeu todos esses conteúdos.</text:p>
          </table:table-cell>
          <table:table-cell table:number-columns-repeated="1018"/>
        </table:table-row>
        <table:table-row table:style-name="ro9">
          <table:table-cell table:style-name="ce4" office:value-type="float" office:value="73" calcext:value-type="float">
            <text:p>73</text:p>
          </table:table-cell>
          <table:table-cell table:style-name="ce23" office:value-type="string" calcext:value-type="string">
            <text:p>CO_RS_I9</text:p>
          </table:table-cell>
          <table:table-cell table:style-name="ce17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9 - Qual foi o tempo gasto por você para concluir a prova?</text:p>
          </table:table-cell>
          <table:table-cell table:style-name="ce16" office:value-type="string" calcext:value-type="string">
            <text:p>* = Resposta anulada                                                                                                                                                                                    . = Não respondeu                                                                                                                                                                                        A = Menos de uma hora.</text:p>
            <text:p>B = Entre uma e duas horas.</text:p>
            <text:p>C = Entre duas e três horas.</text:p>
            <text:p>D = Entre três e quatro horas.</text:p>
            <text:p>E = Quatro horas e não consegui terminar.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 table:number-columns-spanned="6" table:number-rows-spanned="1">
            <text:p>PARTE 9 - QUESTIONÁRIO DO ESTUDANTE</text:p>
          </table:table-cell>
          <table:covered-table-cell table:number-columns-repeated="3" table:style-name="ce45"/>
          <table:covered-table-cell table:number-columns-repeated="2"/>
          <table:table-cell table:number-columns-repeated="1018"/>
        </table:table-row>
        <table:table-row table:style-name="ro3"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QE_I01</text:p>
          </table:table-cell>
          <table:table-cell table:style-name="ce36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Qual o seu estado civil?</text:p>
          </table:table-cell>
          <table:table-cell table:style-name="ce37" office:value-type="string" calcext:value-type="string">
            <text:p>A = Solteiro(a).</text:p>
            <text:p>B = Casado(a).</text:p>
            <text:p>C = Separado(a) judicialmente/divorciado(a).</text:p>
            <text:p>D = Viúvo(a).</text:p>
            <text:p>E = Outro.</text:p>
          </table:table-cell>
          <table:table-cell table:number-columns-repeated="1018"/>
        </table:table-row>
        <table:table-row table:style-name="ro10"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QE_I02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Qual é a sua cor ou raça?</text:p>
          </table:table-cell>
          <table:table-cell table:style-name="ce37" office:value-type="string" calcext:value-type="string">
            <text:p>A = Branca.</text:p>
            <text:p>B = Preta.</text:p>
            <text:p>C = Amarela.</text:p>
            <text:p>D = Parda.</text:p>
            <text:p>E = Indígena.</text:p>
            <text:p>F = Não quero declarar.</text:p>
          </table:table-cell>
          <table:table-cell table:number-columns-repeated="1018"/>
        </table:table-row>
        <table:table-row table:style-name="ro7"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QE_I03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Qual a sua nacionalidade?</text:p>
          </table:table-cell>
          <table:table-cell table:style-name="ce37" office:value-type="string" calcext:value-type="string">
            <text:p>A = Brasileira.</text:p>
            <text:p>B = Brasileira naturalizada.</text:p>
            <text:p>C = Estrangeira.</text:p>
          </table:table-cell>
          <table:table-cell table:number-columns-repeated="1018"/>
        </table:table-row>
        <table:table-row table:style-name="ro10"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QE_I04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Até que etapa de escolarização seu pai concluiu?</text:p>
          </table:table-cell>
          <table:table-cell table:style-name="ce37" office:value-type="string" calcext:value-type="string">
            <text:p>A = Nenhuma.</text:p>
            <text:p>B = Ensino Fundamental: 1º ao 5º ano (1ª a 4ª série).</text:p>
            <text:p>C = Ensino Fundamental: 6º ao 9º ano (5ª a 8ª série).</text:p>
            <text:p>D = Ensino Médio.</text:p>
            <text:p>E = Ensino Superior - Graduação.</text:p>
            <text:p>F = Pós-graduação.</text:p>
          </table:table-cell>
          <table:table-cell table:number-columns-repeated="1018"/>
        </table:table-row>
        <table:table-row table:style-name="ro10"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QE_I05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Até que etapa de escolarização sua mãe concluiu?</text:p>
          </table:table-cell>
          <table:table-cell table:style-name="ce37" office:value-type="string" calcext:value-type="string">
            <text:p>A = Nenhuma.</text:p>
            <text:p>B = Ensino fundamental: 1º ao 5º ano (1ª a 4ª série).</text:p>
            <text:p>C = Ensino fundamental: 6º ao 9º ano (5ª a 8ª série).</text:p>
            <text:p>D = Ensino médio.</text:p>
            <text:p>E = Ensino Superior - Graduação.</text:p>
            <text:p>F = Pós-graduação.</text:p>
          </table:table-cell>
          <table:table-cell table:number-columns-repeated="1018"/>
        </table:table-row>
        <table:table-row table:style-name="ro10"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QE_I06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Onde e com quem você mora atualmente?</text:p>
          </table:table-cell>
          <table:table-cell table:style-name="ce37" office:value-type="string" calcext:value-type="string">
            <text:p>A = Em casa ou apartamento, sozinho.</text:p>
            <text:p>B = Em casa ou apartamento, com pais e/ou parentes.</text:p>
            <text:p>C = Em casa ou apartamento, com cônjuge e/ou filhos.</text:p>
            <text:p>D = Em casa ou apartamento, com outras pessoas (incluindo república).</text:p>
            <text:p>E = Em alojamento universitário da própria instituição.</text:p>
            <text:p>F = Em outros tipos de habitação individual ou coletiva (hotel, hospedaria, pensão ou outro)</text:p>
          </table:table-cell>
          <table:table-cell table:number-columns-repeated="1018"/>
        </table:table-row>
        <table:table-row table:style-name="ro11">
          <table:table-cell table:style-name="ce4" office:value-type="float" office:value="80" calcext:value-type="float">
            <text:p>80</text:p>
          </table:table-cell>
          <table:table-cell table:style-name="ce6" office:value-type="string" calcext:value-type="string">
            <text:p>QE_I07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Quantas pessoas da sua família moram com você? Considere seus pais, irmãos, cônjuge, filhos e outros parentes que moram na mesma casa com você.</text:p>
          </table:table-cell>
          <table:table-cell table:style-name="ce37" office:value-type="string" calcext:value-type="string">
            <text:p>A = Nenhuma.</text:p>
            <text:p>B = Uma.</text:p>
            <text:p>C = Duas.</text:p>
            <text:p>D = Três.</text:p>
            <text:p>E = Quatro.</text:p>
            <text:p>F = Cinco.</text:p>
            <text:p>G = Seis.</text:p>
            <text:p>H = Sete ou mais.</text:p>
          </table:table-cell>
          <table:table-cell table:number-columns-repeated="1018"/>
        </table:table-row>
        <table:table-row table:style-name="ro9"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QE_I08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Qual a renda total de sua família, incluindo seus rendimentos?</text:p>
          </table:table-cell>
          <table:table-cell table:style-name="ce37" office:value-type="string" calcext:value-type="string">
            <text:p>A = Até 1,5 salário mínimo (até R$ 1.320,00).</text:p>
            <text:p>B = De 1,5 a 3 salários mínimos (R$ 1.320,01 a R$ 2.640,00).</text:p>
            <text:p>C = De 3 a 4,5 salários mínimos (R$ 2.640,01 a R$ 3.960,00).</text:p>
            <text:p>D = De 4,5 a 6 salários mínimos (R$ 3.960,01 a R$ 5.280,00).</text:p>
            <text:p>E = De 6 a 10 salários mínimos (R$ 5.280,01 a R$ 8.800,00).</text:p>
            <text:p>F = De 10 a 30 salários mínimos (R$ 8.800,01 a R$ 26.400,00).</text:p>
            <text:p>G = Acima de 30 salários mínimos (mais de R$ 26.400,00).</text:p>
          </table:table-cell>
          <table:table-cell table:number-columns-repeated="1018"/>
        </table:table-row>
        <table:table-row table:style-name="ro10"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QE_I09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Qual alternativa a seguir melhor descreve sua situação financeira (incluindo bolsas)?</text:p>
          </table:table-cell>
          <table:table-cell table:style-name="ce37" office:value-type="string" calcext:value-type="string">
            <text:p>A = Não tenho renda e meus gastos são financiados por programas governamentais.</text:p>
            <text:p>B = Não tenho renda e meus gastos são financiados pela minha família ou por outras pessoas.</text:p>
            <text:p>C = Tenho renda, mas recebo ajuda da família ou de outras pessoas para financiar meus gastos.</text:p>
            <text:p>D = Tenho renda e não preciso de ajuda para financiar meus gastos.</text:p>
            <text:p>E = Tenho renda e contribuo com o sustento da família.</text:p>
            <text:p>F = Sou o principal responsável pelo sustento da família.</text:p>
          </table:table-cell>
          <table:table-cell table:number-columns-repeated="1018"/>
        </table:table-row>
        <table:table-row table:style-name="ro3"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QE_I10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Qual alternativa a seguir melhor descreve sua situação de trabalho (exceto estágio ou bolsas)?</text:p>
          </table:table-cell>
          <table:table-cell table:style-name="ce37" office:value-type="string" calcext:value-type="string">
            <text:p>A = Não estou trabalhando.</text:p>
            <text:p>B = Trabalho eventualmente.</text:p>
            <text:p>C = Trabalho até 20 horas semanais.</text:p>
            <text:p>D = Trabalho de 21 a 39 horas semanais.</text:p>
            <text:p>E = Trabalho 40 horas semanais ou mais.</text:p>
          </table:table-cell>
          <table:table-cell table:number-columns-repeated="1018"/>
        </table:table-row>
        <table:table-row table:style-name="ro12"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QE_I11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Que tipo de bolsa de estudos ou financiamento do curso você recebeu para custear todas ou a maior parte das mensalidades? No caso de haver mais de uma opção, marcar apenas a bolsa de maior duração.</text:p>
          </table:table-cell>
          <table:table-cell table:style-name="ce37" office:value-type="string" calcext:value-type="string">
            <text:p>A = Nenhum, pois meu curso é gratuito.</text:p>
            <text:p>B = Nenhum, embora meu curso não seja gratuito.</text:p>
            <text:p>C = ProUni integral.</text:p>
            <text:p>D = ProUni parcial, apenas.</text:p>
            <text:p>E = FIES, apenas.</text:p>
            <text:p>F = ProUni Parcial e FIES.</text:p>
            <text:p>G = Bolsa oferecida por governo estadual, distrital ou municipal.</text:p>
            <text:p>H = Bolsa oferecida pela própria instituição.</text:p>
            <text:p>I = Bolsa oferecida por outra entidade (empresa, ONG, outra).</text:p>
            <text:p>J = Financiamento oferecido pela própria instituição.</text:p>
            <text:p>K = Financiamento bancário.</text:p>
          </table:table-cell>
          <table:table-cell table:number-columns-repeated="1018"/>
        </table:table-row>
        <table:table-row table:style-name="ro10">
          <table:table-cell table:style-name="ce4" office:value-type="float" office:value="85" calcext:value-type="float">
            <text:p>85</text:p>
          </table:table-cell>
          <table:table-cell table:style-name="ce6" office:value-type="string" calcext:value-type="string">
            <text:p>QE_I12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Ao longo da sua trajetória acadêmica, você recebeu algum tipo de auxílio permanência? No caso de haver mais de uma opção, marcar apenas a bolsa de maior duração.</text:p>
          </table:table-cell>
          <table:table-cell table:style-name="ce37" office:value-type="string" calcext:value-type="string">
            <text:p>A = Nenhum.</text:p>
            <text:p>B = Auxílio moradia.</text:p>
            <text:p>C = Auxílio alimentação.</text:p>
            <text:p>D = Auxílio moradia e alimentação.</text:p>
            <text:p>E = Auxílio permanência.</text:p>
            <text:p>F = Outro tipo de auxílio.</text:p>
          </table:table-cell>
          <table:table-cell table:number-columns-repeated="1018"/>
        </table:table-row>
        <table:table-row table:style-name="ro10"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QE_I13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Ao longo da sua trajetória acadêmica, você recebeu algum tipo de bolsa acadêmica? No caso de haver mais de uma opção, marcar apenas a bolsa de maior duração.</text:p>
          </table:table-cell>
          <table:table-cell table:style-name="ce37" office:value-type="string" calcext:value-type="string">
            <text:p>A = Nenhum.</text:p>
            <text:p>B = Bolsa de iniciação científica.</text:p>
            <text:p>C = Bolsa de extensão.</text:p>
            <text:p>D = Bolsa de monitoria/tutoria.</text:p>
            <text:p>E = Bolsa PET.</text:p>
            <text:p>F = Outro tipo de bolsa acadêmica.</text:p>
          </table:table-cell>
          <table:table-cell table:number-columns-repeated="1018"/>
        </table:table-row>
        <table:table-row table:style-name="ro10">
          <table:table-cell table:style-name="ce4" office:value-type="float" office:value="87" calcext:value-type="float">
            <text:p>87</text:p>
          </table:table-cell>
          <table:table-cell table:style-name="ce6" office:value-type="string" calcext:value-type="string">
            <text:p>QE_I14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Durante o curso de graduação você participou de programas e/ou atividades curriculares no exterior?</text:p>
          </table:table-cell>
          <table:table-cell table:style-name="ce37" office:value-type="string" calcext:value-type="string">
            <text:p>A = Não participei.</text:p>
            <text:p>B = Sim, Programa Ciência sem Fronteiras.</text:p>
            <text:p>C = Sim, programa de intercâmbio financiado pelo Governo Federal (Marca; Brafitec; PLI; outro).</text:p>
            <text:p>D = Sim, programa de intercâmbio financiado pelo Governo Estadual.</text:p>
            <text:p>E = Sim, programa de intercâmbio da minha instituição.</text:p>
            <text:p>F = Sim, outro intercâmbio não institucional.</text:p>
          </table:table-cell>
          <table:table-cell table:number-columns-repeated="1018"/>
        </table:table-row>
        <table:table-row table:style-name="ro10"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QE_I15</text:p>
          </table:table-cell>
          <table:table-cell table:style-name="ce28" office:value-type="string" calcext:value-type="string">
            <text:p>Caracter</text:p>
          </table:table-cell>
          <table:table-cell table:style-name="ce14" office:value-type="float" office:value="1" calcext:value-type="float">
            <text:p>1</text:p>
          </table:table-cell>
          <table:table-cell table:style-name="ce37" office:value-type="string" calcext:value-type="string">
            <text:p>Seu ingresso no curso de graduação se deu por meio de políticas de ação afirmativa ou inclusão social?</text:p>
          </table:table-cell>
          <table:table-cell table:style-name="ce37" office:value-type="string" calcext:value-type="string">
            <text:p>A = Não.</text:p>
            <text:p>B = Sim, por critério étnico-racial.</text:p>
            <text:p>C = Sim, por critério de renda.</text:p>
            <text:p>D = Sim, por ter estudado em escola pública ou particular com bolsa de estudos.</text:p>
            <text:p>E = Sim, por sistema que combina dois ou mais critérios anteriores.</text:p>
            <text:p>F = Sim, por sistema diferente dos anteriores.</text:p>
          </table:table-cell>
          <table:table-cell table:number-columns-repeated="1018"/>
        </table:table-row>
        <table:table-row table:style-name="ro6"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QE_I16</text:p>
          </table:table-cell>
          <table:table-cell table:style-name="ce28" office:value-type="string" calcext:value-type="string">
            <text:p>Numérica</text:p>
          </table:table-cell>
          <table:table-cell table:style-name="ce39" office:value-type="float" office:value="2" calcext:value-type="float">
            <text:p>2</text:p>
          </table:table-cell>
          <table:table-cell table:style-name="ce40" office:value-type="string" calcext:value-type="string">
            <text:p>Em que unidade da Federação você concluiu o ensino médio?</text:p>
          </table:table-cell>
          <table:table-cell table:style-name="ce16" office:value-type="string" calcext:value-type="string">
            <text:p>11 = Rondônia (RO)                     28 = Sergipe (SE)</text:p>
            <text:p>12 = Acre (AC)                            29 = Bahia (BA)</text:p>
            <text:p>13 = Amazonas (AM)                  31 = Minas gerais (MG)</text:p>
            <text:p>14 = Roraima (RR)                       32 = Espírito santo (ES)</text:p>
            <text:p>15 = Pará (PA)                             33 = Rio de janeiro (RJ)</text:p>
            <text:p>16 = Amapa (AP)                         35 = São paulo (SP)</text:p>
            <text:p>17 = Tocantins (TO)                     41 = Paraná (PR)</text:p>
            <text:p>21 = Maranhão (MA)                    42 = Santa catarina (SC)</text:p>
            <text:p>22 = Piauí (PI)                                43 = Rio grande do sul (RS)</text:p>
            <text:p>23 = Ceará (CE)                            50 = Mato grosso do sul (MS)</text:p>
            <text:p>24 = Rio grande do norte (RN)      51 = Mato grosso (MT)</text:p>
            <text:p>25 = Paraíba (PB)                          52 = Goiás (GO)</text:p>
            <text:p>26 = Pernambuco (PE)                  53 = Distrito federal (DF)</text:p>
            <text:p>27 = Alagoas (AL)                     <text:span text:style-name="T2">    99 = Não se aplica</text:span> </text:p>
          </table:table-cell>
          <table:table-cell table:number-columns-repeated="1018"/>
        </table:table-row>
        <table:table-row table:style-name="ro10"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QE_I17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Em que tipo de escola você cursou o ensino médio?</text:p>
          </table:table-cell>
          <table:table-cell table:style-name="ce37" office:value-type="string" calcext:value-type="string">
            <text:p>A = Todo em escola pública.</text:p>
            <text:p>B = Todo em escola privada (particular).</text:p>
            <text:p>C = Todo no exterior.</text:p>
            <text:p>D = A maior parte em escola pública.</text:p>
            <text:p>E = A maior parte em escola privada (particular).</text:p>
            <text:p>F = Parte no Brasil e parte no exterior.</text:p>
          </table:table-cell>
          <table:table-cell table:number-columns-repeated="1018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QE_I18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Qual modalidade de ensino médio você concluiu?</text:p>
          </table:table-cell>
          <table:table-cell table:style-name="ce37" office:value-type="string" calcext:value-type="string">
            <text:p>A = Ensino médio tradicional.</text:p>
            <text:p>B = Profissionalizante técnico (eletrônica, contabilidade, agrícola, outro).</text:p>
            <text:p>C = Profissionalizante magistério (Curso Normal).</text:p>
            <text:p>D = Educação de Jovens e Adultos (EJA) e/ou Supletivo.</text:p>
            <text:p>E = Outra modalidade.</text:p>
          </table:table-cell>
          <table:table-cell table:number-columns-repeated="1018"/>
        </table:table-row>
        <table:table-row table:style-name="ro9">
          <table:table-cell table:style-name="ce4" office:value-type="float" office:value="92" calcext:value-type="float">
            <text:p>92</text:p>
          </table:table-cell>
          <table:table-cell table:style-name="ce6" office:value-type="string" calcext:value-type="string">
            <text:p>QE_I19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Quem lhe deu maior incentivo para cursar a graduação?</text:p>
          </table:table-cell>
          <table:table-cell table:style-name="ce37" office:value-type="string" calcext:value-type="string">
            <text:p>A = Ninguém.</text:p>
            <text:p>B = Pais.</text:p>
            <text:p>C = Outros membros da família que não os pais.</text:p>
            <text:p>D = Professores.</text:p>
            <text:p>E = Líder ou representante religioso.</text:p>
            <text:p>F = Colegas/Amigos.</text:p>
            <text:p>G = Outras pessoas.</text:p>
          </table:table-cell>
          <table:table-cell table:number-columns-repeated="1018"/>
        </table:table-row>
        <table:table-row table:style-name="ro12">
          <table:table-cell table:style-name="ce4" office:value-type="float" office:value="93" calcext:value-type="float">
            <text:p>93</text:p>
          </table:table-cell>
          <table:table-cell table:style-name="ce6" office:value-type="string" calcext:value-type="string">
            <text:p>QE_I20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lgum dos grupos abaixo foi determinante para você enfrentar dificuldades durante seu curso superior e concluí-lo?</text:p>
          </table:table-cell>
          <table:table-cell table:style-name="ce37" office:value-type="string" calcext:value-type="string">
            <text:p>A = Não tive dificuldade.</text:p>
            <text:p>B = Não recebi apoio para enfrentar dificuldades.</text:p>
            <text:p>C = Pais.</text:p>
            <text:p>D = Avós.</text:p>
            <text:p>E = Irmãos, primos ou tios.</text:p>
            <text:p>F = Líder ou representante religioso.</text:p>
            <text:p>G = Colegas de curso ou amigos.</text:p>
            <text:p>H = Professores do curso.</text:p>
            <text:p>I = Profissionais do serviço de apoio ao estudante da IES.</text:p>
            <text:p>J = Colegas de trabalho.</text:p>
            <text:p>K = Outro grupo.</text:p>
          </table:table-cell>
          <table:table-cell table:number-columns-repeated="1018"/>
        </table:table-row>
        <table:table-row table:style-name="ro5"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QE_I21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lguém em sua família concluiu um curso superior?</text:p>
          </table:table-cell>
          <table:table-cell table:style-name="ce37" office:value-type="string" calcext:value-type="string">
            <text:p>A = Sim.</text:p>
            <text:p>B = Não.</text:p>
          </table:table-cell>
          <table:table-cell table:number-columns-repeated="1018"/>
        </table:table-row>
        <table:table-row table:style-name="ro3">
          <table:table-cell table:style-name="ce4" office:value-type="float" office:value="95" calcext:value-type="float">
            <text:p>95</text:p>
          </table:table-cell>
          <table:table-cell table:style-name="ce6" office:value-type="string" calcext:value-type="string">
            <text:p>QE_I22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Excetuando-se os livros indicados na bibliografia do seu curso, quantos livros você leu neste ano?</text:p>
          </table:table-cell>
          <table:table-cell table:style-name="ce37" office:value-type="string" calcext:value-type="string">
            <text:p>A = Nenhum.</text:p>
            <text:p>B = Um ou dois.</text:p>
            <text:p>C = De três a cinco.</text:p>
            <text:p>D = De seis a oito.</text:p>
            <text:p>E = Mais de oito.</text:p>
          </table:table-cell>
          <table:table-cell table:number-columns-repeated="1018"/>
        </table:table-row>
        <table:table-row table:style-name="ro3">
          <table:table-cell table:style-name="ce4" office:value-type="float" office:value="96" calcext:value-type="float">
            <text:p>96</text:p>
          </table:table-cell>
          <table:table-cell table:style-name="ce6" office:value-type="string" calcext:value-type="string">
            <text:p>QE_I23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Quantas horas por semana, aproximadamente, você dedicou aos estudos, excetuando as horas de aula?</text:p>
          </table:table-cell>
          <table:table-cell table:style-name="ce37" office:value-type="string" calcext:value-type="string">
            <text:p>A = Nenhuma, apenas assisto às aulas.</text:p>
            <text:p>B = De uma a três.</text:p>
            <text:p>C = De quatro a sete.</text:p>
            <text:p>D = De oito a doze.</text:p>
            <text:p>E = Mais de doze.</text:p>
          </table:table-cell>
          <table:table-cell table:number-columns-repeated="1018"/>
        </table:table-row>
        <table:table-row table:style-name="ro3"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QE_I24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Você teve oportunidade de aprendizado de idioma estrangeiro na Instituição?</text:p>
          </table:table-cell>
          <table:table-cell table:style-name="ce37" office:value-type="string" calcext:value-type="string">
            <text:p>A = Sim, somente na modalidade presencial.</text:p>
            <text:p>B = Sim, somente na modalidade semipresencial.</text:p>
            <text:p>C = Sim, parte na modalidade presencial e parte na modalidade semipresencial.</text:p>
            <text:p>D = Sim, na modalidade a distância.</text:p>
            <text:p>E = Não.</text:p>
          </table:table-cell>
          <table:table-cell table:number-columns-repeated="1018"/>
        </table:table-row>
        <table:table-row table:style-name="ro11">
          <table:table-cell table:style-name="ce4" office:value-type="float" office:value="98" calcext:value-type="float">
            <text:p>98</text:p>
          </table:table-cell>
          <table:table-cell table:style-name="ce6" office:value-type="string" calcext:value-type="string">
            <text:p>QE_I25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Qual o principal motivo para você ter escolhido este curso?</text:p>
          </table:table-cell>
          <table:table-cell table:style-name="ce37" office:value-type="string" calcext:value-type="string">
            <text:p>A = Inserção no mercado de trabalho.</text:p>
            <text:p>B = Influência familiar.</text:p>
            <text:p>C = Valorização profissional.</text:p>
            <text:p>D = Prestígio Social.</text:p>
            <text:p>E = Vocação.</text:p>
            <text:p>F = Oferecido na modalidade a distância.</text:p>
            <text:p>G = Baixa concorrência para ingresso.</text:p>
            <text:p>H = Outro motivo.</text:p>
          </table:table-cell>
          <table:table-cell table:number-columns-repeated="1018"/>
        </table:table-row>
        <table:table-row table:style-name="ro13"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QE_I26</text:p>
          </table:table-cell>
          <table:table-cell table:style-name="ce28" office:value-type="string" calcext:value-type="string">
            <text:p>Caracter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Qual a principal razão para você ter escolhido a sua instituição de educação superior?</text:p>
          </table:table-cell>
          <table:table-cell table:style-name="ce37" office:value-type="string" calcext:value-type="string">
            <text:p>A = Gratuidade.</text:p>
            <text:p>B = Preço da mensalidade.</text:p>
            <text:p>C = Proximidade da minha residência.</text:p>
            <text:p>D = Proximidade do meu trabalho.</text:p>
            <text:p>E = Facilidade de acesso.</text:p>
            <text:p>F = Qualidade/reputação.</text:p>
            <text:p>G = Foi a única onde tive aprovação.</text:p>
            <text:p>H = Possibilidade de ter bolsa de estudo.</text:p>
            <text:p>I = Outro motivo.</text:p>
          </table:table-cell>
          <table:table-cell table:number-columns-repeated="1018"/>
        </table:table-row>
        <table:table-row table:style-name="ro14">
          <table:table-cell table:style-name="ce66" office:value-type="string" calcext:value-type="string" table:number-columns-spanned="6" table:number-rows-spanned="1">
            <text:p>As variáveis qe_i27 a qe_i68 foram marcadas conforme o grau de concordância do aluno para cada assertiva, segundo a escala que varia de 1 (discordância total) a 6 (concordância total). A resposta 7 foi marcada quando julgado "não ter elementos para avaliar a assertiva" e resposta 8 para quando "considerar não pertinente ao curso".</text:p>
          </table:table-cell>
          <table:covered-table-cell table:number-columns-repeated="3" table:style-name="ce45"/>
          <table:covered-table-cell table:number-columns-repeated="2"/>
          <table:table-cell table:style-name="ce7" table:number-columns-repeated="1018"/>
        </table:table-row>
        <table:table-row table:style-name="ro11"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QE_I27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s disciplinas cursadas contribuíram para sua formação integral, como cidadão e profissional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QE_I28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s conteúdos abordados nas disciplinas do curso favoreceram sua atuação em estágios ou em atividades de iniciação profissional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02" calcext:value-type="float">
            <text:p>102</text:p>
          </table:table-cell>
          <table:table-cell table:style-name="ce6" office:value-type="string" calcext:value-type="string">
            <text:p>QE_I29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s metodologias de ensino utilizadas no curso desafiaram você a aprofundar conhecimentos e desenvolver competências reflexivas e crítica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03" calcext:value-type="float">
            <text:p>103</text:p>
          </table:table-cell>
          <table:table-cell table:style-name="ce6" office:value-type="string" calcext:value-type="string">
            <text:p>QE_I30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propiciou experiências de aprendizagem inovadora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04" calcext:value-type="float">
            <text:p>104</text:p>
          </table:table-cell>
          <table:table-cell table:style-name="ce6" office:value-type="string" calcext:value-type="string">
            <text:p>QE_I31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contribuiu para o desenvolvimento da sua consciência ética para o exercício profissional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05" calcext:value-type="float">
            <text:p>105</text:p>
          </table:table-cell>
          <table:table-cell table:style-name="ce6" office:value-type="string" calcext:value-type="string">
            <text:p>QE_I32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No curso você teve oportunidade de aprender a trabalhar em equipe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QE_I33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possibilitou aumentar sua capacidade de reflexão e argumentação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07" calcext:value-type="float">
            <text:p>107</text:p>
          </table:table-cell>
          <table:table-cell table:style-name="ce6" office:value-type="string" calcext:value-type="string">
            <text:p>QE_I34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promoveu o desenvolvimento da sua capacidade de pensar criticamente, analisar e refletir sobre soluções para problemas da sociedade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QE_I35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contribuiu para você ampliar sua capacidade de comunicação nas formas oral e escrita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09" calcext:value-type="float">
            <text:p>109</text:p>
          </table:table-cell>
          <table:table-cell table:style-name="ce6" office:value-type="string" calcext:value-type="string">
            <text:p>QE_I36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contribuiu para o desenvolvimento da sua capacidade de aprender e atualizar-se permanentemente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QE_I37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s relações professor-aluno ao longo do curso estimularam você a estudar e aprender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1" calcext:value-type="float">
            <text:p>111</text:p>
          </table:table-cell>
          <table:table-cell table:style-name="ce6" office:value-type="string" calcext:value-type="string">
            <text:p>QE_I38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s planos de ensino apresentados pelos professores contribuíram para o desenvolvimento das atividades acadêmicas e para seus estudo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2" calcext:value-type="float">
            <text:p>112</text:p>
          </table:table-cell>
          <table:table-cell table:style-name="ce6" office:value-type="string" calcext:value-type="string">
            <text:p>QE_I39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s referências bibliográficas indicadas pelos professores nos planos de ensino contribuíram para seus estudos e aprendizagen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3" calcext:value-type="float">
            <text:p>113</text:p>
          </table:table-cell>
          <table:table-cell table:style-name="ce6" office:value-type="string" calcext:value-type="string">
            <text:p>QE_I40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Foram oferecidas oportunidades para os estudantes superarem dificuldades relacionadas ao processo de formação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4" calcext:value-type="float">
            <text:p>114</text:p>
          </table:table-cell>
          <table:table-cell table:style-name="ce6" office:value-type="string" calcext:value-type="string">
            <text:p>QE_I41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 coordenação do curso esteve disponível para orientação acadêmica dos estudante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5" calcext:value-type="float">
            <text:p>115</text:p>
          </table:table-cell>
          <table:table-cell table:style-name="ce6" office:value-type="string" calcext:value-type="string">
            <text:p>QE_I42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exigiu de você organização e dedicação frequente aos estudo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6" calcext:value-type="float">
            <text:p>116</text:p>
          </table:table-cell>
          <table:table-cell table:style-name="ce6" office:value-type="string" calcext:value-type="string">
            <text:p>QE_I43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Foram oferecidas oportunidades para os estudantes participarem de programas, projetos ou atividades de extensão universitária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7" calcext:value-type="float">
            <text:p>117</text:p>
          </table:table-cell>
          <table:table-cell table:style-name="ce6" office:value-type="string" calcext:value-type="string">
            <text:p>QE_I44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Foram oferecidas oportunidades para os estudantes participarem de projetos de iniciação científica e de atividades que estimularam a investigação acadêmica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8" calcext:value-type="float">
            <text:p>118</text:p>
          </table:table-cell>
          <table:table-cell table:style-name="ce6" office:value-type="string" calcext:value-type="string">
            <text:p>QE_I45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ofereceu condições para os estudantes participarem de eventos internos e/ou externos à instituição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19" calcext:value-type="float">
            <text:p>119</text:p>
          </table:table-cell>
          <table:table-cell table:style-name="ce6" office:value-type="string" calcext:value-type="string">
            <text:p>QE_I46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 instituição ofereceu oportunidades para os estudantes atuarem como representantes em órgãos colegiado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0" calcext:value-type="float">
            <text:p>120</text:p>
          </table:table-cell>
          <table:table-cell table:style-name="ce6" office:value-type="string" calcext:value-type="string">
            <text:p>QE_I47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favoreceu a articulação do conhecimento teórico com atividades prática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1" calcext:value-type="float">
            <text:p>121</text:p>
          </table:table-cell>
          <table:table-cell table:style-name="ce6" office:value-type="string" calcext:value-type="string">
            <text:p>QE_I48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s atividades práticas foram suficientes para relacionar os conteúdos do curso com a prática, contribuindo para sua formação profissional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2" calcext:value-type="float">
            <text:p>122</text:p>
          </table:table-cell>
          <table:table-cell table:style-name="ce6" office:value-type="string" calcext:value-type="string">
            <text:p>QE_I49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propiciou acesso a conhecimentos atualizados e/ou contemporâneos em sua área de formação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3" calcext:value-type="float">
            <text:p>123</text:p>
          </table:table-cell>
          <table:table-cell table:style-name="ce6" office:value-type="string" calcext:value-type="string">
            <text:p>QE_I50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estágio supervisionado proporcionou experiências diversificadas para a sua formação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4" calcext:value-type="float">
            <text:p>124</text:p>
          </table:table-cell>
          <table:table-cell table:style-name="ce6" office:value-type="string" calcext:value-type="string">
            <text:p>QE_I51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s atividades realizadas durante seu trabalho de conclusão de curso contribuíram para qualificar sua formação profissional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5" calcext:value-type="float">
            <text:p>125</text:p>
          </table:table-cell>
          <table:table-cell table:style-name="ce6" office:value-type="string" calcext:value-type="string">
            <text:p>QE_I52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Foram oferecidas oportunidades para os estudantes realizarem intercâmbios e/ou estágios no paí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6" calcext:value-type="float">
            <text:p>126</text:p>
          </table:table-cell>
          <table:table-cell table:style-name="ce6" office:value-type="string" calcext:value-type="string">
            <text:p>QE_I53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Foram oferecidas oportunidades para os estudantes realizarem intercâmbios e/ou estágios fora do paí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7" calcext:value-type="float">
            <text:p>127</text:p>
          </table:table-cell>
          <table:table-cell table:style-name="ce6" office:value-type="string" calcext:value-type="string">
            <text:p>QE_I54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s estudantes participaram de avaliações periódicas do curso (disciplinas, atuação dos professores, infraestrutura)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8" calcext:value-type="float">
            <text:p>128</text:p>
          </table:table-cell>
          <table:table-cell table:style-name="ce6" office:value-type="string" calcext:value-type="string">
            <text:p>QE_I55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s avaliações da aprendizagem realizadas durante o curso foram compatíveis com os conteúdos ou temas trabalhados pelos professore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29" calcext:value-type="float">
            <text:p>129</text:p>
          </table:table-cell>
          <table:table-cell table:style-name="ce6" office:value-type="string" calcext:value-type="string">
            <text:p>QE_I56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s professores apresentaram disponibilidade para atender os estudantes fora do horário das aula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0" calcext:value-type="float">
            <text:p>130</text:p>
          </table:table-cell>
          <table:table-cell table:style-name="ce6" office:value-type="string" calcext:value-type="string">
            <text:p>QE_I57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s professores demonstraram domínio dos conteúdos abordados nas disciplina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1" calcext:value-type="float">
            <text:p>131</text:p>
          </table:table-cell>
          <table:table-cell table:style-name="ce6" office:value-type="string" calcext:value-type="string">
            <text:p>QE_I58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s professores utilizaram tecnologias da informação e comunicação (TICs) como estratégia de ensino (projetor multimídia, laboratório de informática, ambiente virtual de aprendizagem)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2" calcext:value-type="float">
            <text:p>132</text:p>
          </table:table-cell>
          <table:table-cell table:style-name="ce6" office:value-type="string" calcext:value-type="string">
            <text:p>QE_I59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 instituição dispôs de quantidade suficiente de funcionários para o apoio administrativo e acadêmico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3" calcext:value-type="float">
            <text:p>133</text:p>
          </table:table-cell>
          <table:table-cell table:style-name="ce6" office:value-type="string" calcext:value-type="string">
            <text:p>QE_I60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 curso disponibilizou monitores ou tutores para auxiliar os estudante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4" calcext:value-type="float">
            <text:p>134</text:p>
          </table:table-cell>
          <table:table-cell table:style-name="ce6" office:value-type="string" calcext:value-type="string">
            <text:p>QE_I61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s condições de infraestrutura das salas de aula foram adequada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5" calcext:value-type="float">
            <text:p>135</text:p>
          </table:table-cell>
          <table:table-cell table:style-name="ce6" office:value-type="string" calcext:value-type="string">
            <text:p>QE_I62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s equipamentos e materiais disponíveis para as aulas práticas foram adequados para a quantidade de estudante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6" calcext:value-type="float">
            <text:p>136</text:p>
          </table:table-cell>
          <table:table-cell table:style-name="ce6" office:value-type="string" calcext:value-type="string">
            <text:p>QE_I63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Os ambientes e equipamentos destinados às aulas práticas foram adequados ao curso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7" calcext:value-type="float">
            <text:p>137</text:p>
          </table:table-cell>
          <table:table-cell table:style-name="ce6" office:value-type="string" calcext:value-type="string">
            <text:p>QE_I64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 biblioteca dispôs das referências bibliográficas que os estudantes necessitaram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8" calcext:value-type="float">
            <text:p>138</text:p>
          </table:table-cell>
          <table:table-cell table:style-name="ce6" office:value-type="string" calcext:value-type="string">
            <text:p>QE_I65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 instituição contou com biblioteca virtual ou conferiu acesso a obras disponíveis em acervos virtuai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39" calcext:value-type="float">
            <text:p>139</text:p>
          </table:table-cell>
          <table:table-cell table:style-name="ce6" office:value-type="string" calcext:value-type="string">
            <text:p>QE_I66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s atividades acadêmicas desenvolvidas dentro e fora da sala de aula possibilitaram reflexão, convivência e respeito à diversidade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40" calcext:value-type="float">
            <text:p>140</text:p>
          </table:table-cell>
          <table:table-cell table:style-name="ce6" office:value-type="string" calcext:value-type="string">
            <text:p>QE_I67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 instituição promoveu atividades de cultura, de lazer e de interação social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1">
          <table:table-cell table:style-name="ce4" office:value-type="float" office:value="141" calcext:value-type="float">
            <text:p>141</text:p>
          </table:table-cell>
          <table:table-cell table:style-name="ce6" office:value-type="string" calcext:value-type="string">
            <text:p>QE_I68</text:p>
          </table:table-cell>
          <table:table-cell table:style-name="ce28" office:value-type="string" calcext:value-type="string">
            <text:p>Numérica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A instituição dispôs de refeitório, cantina e banheiros em condições adequadas que atenderam as necessidades dos seus usuários.</text:p>
          </table:table-cell>
          <table:table-cell table:style-name="ce37" office:value-type="string" calcext:value-type="string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018"/>
        </table:table-row>
        <table:table-row table:style-name="ro15" table:number-rows-repeated="104842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ant" table:base-cell-address="$DICIONÁRIO.$A$1" table:expression="DICIONÁRIO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9P1" style:volatile="true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9" number:language="pt" number:country="BR">
      <number:currency-symbol number:language="pt" number:country="BR">€</number:currency-symbol>
      <number:text>-</number:text>
      <number:number number:decimal-places="0" loext:min-decimal-places="0" number:min-integer-digits="2"/>
      <number:text> </number:text>
      <style:map style:condition="value()&gt;0" style:apply-style-name="N10109P0"/>
      <style:map style:condition="value()&lt;0" style:apply-style-name="N10109P1"/>
    </number:currency-style>
    <number:currency-style style:name="N10107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8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1" style:display-name="20% - Ênfase1" style:family="table-cell" style:parent-style-name="Default" style:data-style-name="N0">
      <style:table-cell-properties fo:background-color="#d9e1f2"/>
    </style:style>
    <style:style style:name="_32_0_25__20_-_20_Ênfase2" style:display-name="20% - Ênfase2" style:family="table-cell" style:parent-style-name="Default" style:data-style-name="N0">
      <style:table-cell-properties fo:background-color="#fce4d6"/>
    </style:style>
    <style:style style:name="_32_0_25__20_-_20_Ênfase3" style:display-name="20% - Ênfase3" style:family="table-cell" style:parent-style-name="Default" style:data-style-name="N0">
      <style:table-cell-properties fo:background-color="#ededed"/>
    </style:style>
    <style:style style:name="_32_0_25__20_-_20_Ênfase4" style:display-name="20% - Ênfase4" style:family="table-cell" style:parent-style-name="Default" style:data-style-name="N0">
      <style:table-cell-properties fo:background-color="#fff2cc"/>
    </style:style>
    <style:style style:name="_32_0_25__20_-_20_Ênfase5" style:display-name="20% - Ênfase5" style:family="table-cell" style:parent-style-name="Default" style:data-style-name="N0">
      <style:table-cell-properties fo:background-color="#ddebf7"/>
    </style:style>
    <style:style style:name="_32_0_25__20_-_20_Ênfase6" style:display-name="20% - Ênfase6" style:family="table-cell" style:parent-style-name="Default" style:data-style-name="N0">
      <style:table-cell-properties fo:background-color="#e2efda"/>
    </style:style>
    <style:style style:name="_34_0_25__20_-_20_Ênfase1" style:display-name="40% - Ênfase1" style:family="table-cell" style:parent-style-name="Default" style:data-style-name="N0">
      <style:table-cell-properties fo:background-color="#b4c6e7"/>
    </style:style>
    <style:style style:name="_34_0_25__20_-_20_Ênfase2" style:display-name="40% - Ênfase2" style:family="table-cell" style:parent-style-name="Default" style:data-style-name="N0">
      <style:table-cell-properties fo:background-color="#f8cbad"/>
    </style:style>
    <style:style style:name="_34_0_25__20_-_20_Ênfase3" style:display-name="40% - Ênfase3" style:family="table-cell" style:parent-style-name="Default" style:data-style-name="N0">
      <style:table-cell-properties fo:background-color="#dbdbdb"/>
    </style:style>
    <style:style style:name="_34_0_25__20_-_20_Ênfase4" style:display-name="40% - Ênfase4" style:family="table-cell" style:parent-style-name="Default" style:data-style-name="N0">
      <style:table-cell-properties fo:background-color="#ffe699"/>
    </style:style>
    <style:style style:name="_34_0_25__20_-_20_Ênfase5" style:display-name="40% - Ênfase5" style:family="table-cell" style:parent-style-name="Default" style:data-style-name="N0">
      <style:table-cell-properties fo:background-color="#bdd7ee"/>
    </style:style>
    <style:style style:name="_34_0_25__20_-_20_Ênfase6" style:display-name="40% - Ênfase6" style:family="table-cell" style:parent-style-name="Default" style:data-style-name="N0">
      <style:table-cell-properties fo:background-color="#c6e0b4"/>
    </style:style>
    <style:style style:name="_36_0_25__20_-_20_Ênfase1" style:display-name="60% - Ênfase1" style:family="table-cell" style:parent-style-name="Default" style:data-style-name="N0">
      <style:table-cell-properties fo:background-color="#8ea9db"/>
    </style:style>
    <style:style style:name="_36_0_25__20_-_20_Ênfase2" style:display-name="60% - Ênfase2" style:family="table-cell" style:parent-style-name="Default" style:data-style-name="N0">
      <style:table-cell-properties fo:background-color="#f4b084"/>
    </style:style>
    <style:style style:name="_36_0_25__20_-_20_Ênfase3" style:display-name="60% - Ênfase3" style:family="table-cell" style:parent-style-name="Default" style:data-style-name="N0">
      <style:table-cell-properties fo:background-color="#c9c9c9"/>
    </style:style>
    <style:style style:name="_36_0_25__20_-_20_Ênfase4" style:display-name="60% - Ênfase4" style:family="table-cell" style:parent-style-name="Default" style:data-style-name="N0">
      <style:table-cell-properties fo:background-color="#ffd966"/>
    </style:style>
    <style:style style:name="_36_0_25__20_-_20_Ênfase5" style:display-name="60% - Ênfase5" style:family="table-cell" style:parent-style-name="Default" style:data-style-name="N0">
      <style:table-cell-properties fo:background-color="#9bc2e6"/>
    </style:style>
    <style:style style:name="_36_0_25__20_-_20_Ênfase6" style:display-name="60% - Ênfase6" style:family="table-cell" style:parent-style-name="Default" style:data-style-name="N0">
      <style:table-cell-properties fo:background-color="#a9d08e"/>
    </style:style>
    <style:style style:name="Bom" style:family="table-cell" style:parent-style-name="Default" style:data-style-name="N0">
      <style:table-cell-properties fo:background-color="#c6efce"/>
      <style:text-properties fo:color="#006100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472c4"/>
      <style:text-properties fo:color="#ffffff"/>
    </style:style>
    <style:style style:name="Ênfase2" style:family="table-cell" style:parent-style-name="Default" style:data-style-name="N0">
      <style:table-cell-properties fo:background-color="#ed7d31"/>
      <style:text-properties fo:color="#ffffff"/>
    </style:style>
    <style:style style:name="Ênfase3" style:family="table-cell" style:parent-style-name="Default" style:data-style-name="N0">
      <style:table-cell-properties fo:background-color="#a5a5a5"/>
      <style:text-properties fo:color="#ffffff"/>
    </style:style>
    <style:style style:name="Ênfase4" style:family="table-cell" style:parent-style-name="Default" style:data-style-name="N0">
      <style:table-cell-properties fo:background-color="#ffc000"/>
      <style:text-properties fo:color="#ffffff"/>
    </style:style>
    <style:style style:name="Ênfase5" style:family="table-cell" style:parent-style-name="Default" style:data-style-name="N0">
      <style:table-cell-properties fo:background-color="#5b9bd5"/>
      <style:text-properties fo:color="#ffffff"/>
    </style:style>
    <style:style style:name="Ênfase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uro" style:family="table-cell" style:parent-style-name="Default" style:data-style-name="N10109"/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iperlink_20_2" style:display-name="Hiperlink 2" style:family="table-cell" style:parent-style-name="Default" style:data-style-name="N0">
      <style:text-properties fo:color="#0563c1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Neutro" style:family="table-cell" style:parent-style-name="Default" style:data-style-name="N0">
      <style:table-cell-properties fo:background-color="#ffeb9c"/>
      <style:text-properties fo:color="#9c57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ta" style:family="table-cell" style:parent-style-name="Default" style:data-style-name="N0">
      <style:table-cell-properties fo:background-color="#ffffcc" fo:border="0.06pt solid #b2b2b2"/>
    </style:style>
    <style:style style:name="Ruim" style:family="table-cell" style:parent-style-name="Default" style:data-style-name="N0">
      <style:table-cell-properties fo:background-color="#ffc7ce"/>
      <style:text-properties fo:color="#9c0006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ítulo_20_1" style:display-name="Título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obson Quintilio</meta:initial-creator>
    <meta:creation-date>2018-05-16T13:33:41Z</meta:creation-date>
    <dc:date>2019-03-08T17:57:37.228485883</dc:date>
    <meta:editing-duration>PT14S</meta:editing-duration>
    <meta:editing-cycles>1</meta:editing-cycles>
    <meta:document-statistic meta:table-count="1" meta:cell-count="863" meta:object-count="0"/>
  </office:meta>
</office:document-meta>
</file>